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solid" svg:stroke-width="0.051cm" svg:stroke-color="#5983b0" draw:marker-start-width="0.279cm" draw:marker-end-width="0.279cm" draw:fill="solid" draw:fill-color="#50938a" fo:min-height="1.351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solid" draw:fill-color="#dddddd" fo:min-height="6.989cm"/>
    </style:style>
    <style:style style:name="gr3" style:family="graphic" style:parent-style-name="standard">
      <style:graphic-properties draw:stroke="dash" draw:stroke-dash="Dashed_20__28_var_29_" svg:stroke-color="#000000" draw:fill="solid" draw:fill-color="#f10d0c" fo:min-height="1.801cm"/>
    </style:style>
    <style:style style:name="gr4" style:family="graphic" style:parent-style-name="standard">
      <style:graphic-properties draw:stroke="solid" svg:stroke-color="#000000" draw:fill="solid" draw:fill-color="#dddddd" fo:min-height="13.212cm"/>
    </style:style>
    <style:style style:name="gr5" style:family="graphic" style:parent-style-name="standard">
      <style:graphic-properties draw:stroke="solid" svg:stroke-color="#000000" draw:fill="solid" draw:fill-color="#dddddd" fo:min-height="3.687cm"/>
    </style:style>
    <style:style style:name="gr6" style:family="graphic" style:parent-style-name="standard">
      <style:graphic-properties draw:stroke="solid" svg:stroke-color="#000000" draw:fill="solid" draw:fill-color="#ff860d" fo:min-height="2.544cm"/>
    </style:style>
    <style:style style:name="gr7" style:family="graphic" style:parent-style-name="standard">
      <style:graphic-properties draw:stroke="solid" svg:stroke-color="#000000" draw:fill="solid" draw:fill-color="#666666" fo:min-height="16.387cm"/>
    </style:style>
    <style:style style:name="gr8" style:family="graphic" style:parent-style-name="standard">
      <style:graphic-properties draw:stroke="solid" svg:stroke-color="#127622" draw:fill="solid" draw:fill-color="#127622" fo:min-height="1.401cm"/>
    </style:style>
    <style:style style:name="gr9" style:family="graphic" style:parent-style-name="standard">
      <style:graphic-properties draw:stroke="solid" svg:stroke-color="#000000" draw:fill="solid" draw:fill-color="#50938a" fo:min-height="0.893cm"/>
    </style:style>
    <style:style style:name="gr10" style:family="graphic" style:parent-style-name="standard">
      <style:graphic-properties draw:stroke="dash" draw:stroke-dash="Dashed_20__28_var_29_" svg:stroke-color="#000000" draw:fill="solid" draw:fill-color="#ff860d" fo:min-height="1.423cm"/>
    </style:style>
    <style:style style:name="gr11" style:family="graphic" style:parent-style-name="standard">
      <style:graphic-properties draw:stroke="dash" draw:stroke-dash="Dashed_20__28_var_29_" svg:stroke-color="#000000" draw:fill="solid" draw:fill-color="#ff0000" fo:min-height="1.147cm"/>
    </style:style>
    <style:style style:name="gr12" style:family="graphic" style:parent-style-name="standard">
      <style:graphic-properties draw:stroke="none" draw:stroke-dash="Dashed_20__28_var_29_" svg:stroke-color="#069a2e" draw:fill="none" draw:fill-color="#77bc65" fo:min-height="3.785cm"/>
    </style:style>
    <style:style style:name="gr13" style:family="graphic" style:parent-style-name="objectwithoutfill">
      <style:graphic-properties draw:stroke="solid" svg:stroke-width="0.106cm" svg:stroke-color="#168253" draw:marker-start-width="0.358cm" draw:marker-end-width="0.358cm" draw:fill="solid" draw:fill-color="#77bc65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solid" svg:stroke-color="#000000" draw:fill="solid" draw:fill-color="#50938a" fo:min-height="1.897cm"/>
    </style:style>
    <style:style style:name="gr15" style:family="graphic" style:parent-style-name="standard">
      <style:graphic-properties draw:stroke="solid" svg:stroke-color="#000000" draw:fill="solid" draw:fill-color="#50938a" fo:min-height="1.397cm"/>
    </style:style>
    <style:style style:name="gr16" style:family="graphic" style:parent-style-name="standard">
      <style:graphic-properties draw:stroke="dash" draw:stroke-dash="Dashed_20__28_var_29_" svg:stroke-color="#000000" draw:fill="solid" draw:fill-color="#f10d0c" fo:min-height="1.897cm"/>
    </style:style>
    <style:style style:name="gr17" style:family="graphic" style:parent-style-name="standard">
      <style:graphic-properties draw:stroke="dash" draw:stroke-dash="Fine_20_Dashed" svg:stroke-color="#000000" draw:fill="solid" draw:fill-color="#ff860d" fo:min-height="1.934cm"/>
    </style:style>
    <style:style style:name="gr18" style:family="graphic" style:parent-style-name="standard" style:list-style-name="L2">
      <style:graphic-properties draw:stroke="solid" svg:stroke-color="#000000" draw:fill="solid" draw:fill-color="#50938a" fo:min-height="1.423cm"/>
    </style:style>
    <style:style style:name="gr19" style:family="graphic" style:parent-style-name="standard">
      <style:graphic-properties draw:stroke="solid" svg:stroke-color="#000000" draw:fill="solid" draw:fill-color="#50938a" fo:min-height="1.877cm"/>
    </style:style>
    <style:style style:name="gr20" style:family="graphic" style:parent-style-name="standard">
      <style:graphic-properties draw:stroke="solid" svg:stroke-color="#000000" draw:fill="solid" draw:fill-color="#ff860d" fo:min-height="1.909cm"/>
    </style:style>
    <style:style style:name="gr21" style:family="graphic" style:parent-style-name="standard">
      <style:graphic-properties draw:stroke="solid" svg:stroke-color="#000000" draw:fill="solid" draw:fill-color="#127622" fo:min-height="1.793cm"/>
    </style:style>
    <style:style style:name="gr22" style:family="graphic" style:parent-style-name="objectwithoutfill">
      <style:graphic-properties svg:stroke-width="0.102cm" svg:stroke-color="#50938a" draw:marker-start-width="0.356cm" draw:marker-end="" draw:marker-end-width="0.457cm" draw:fill="solid" draw:fill-color="#50938a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50938a" draw:marker-start-width="0.152cm" draw:marker-end="" draw:marker-end-width="0.152cm" draw:fill="solid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svg:stroke-color="#000000" draw:fill="solid" draw:fill-color="#ffffff" fo:min-height="0.512cm"/>
    </style:style>
    <style:style style:name="gr26" style:family="graphic" style:parent-style-name="objectwithoutfill">
      <style:graphic-properties svg:stroke-width="0.102cm" svg:stroke-color="#50938a" draw:marker-start-width="0.152cm" draw:marker-end="" draw:marker-end-width="0.152cm" draw:fill="solid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50938a" draw:marker-start-width="0.356cm" draw:marker-end="" draw:marker-end-width="0.457cm" draw:fill="solid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color="#000000" draw:fill="solid" draw:fill-color="#50938a" fo:min-height="1.828cm"/>
    </style:style>
    <style:style style:name="gr29" style:family="graphic" style:parent-style-name="standard">
      <style:graphic-properties draw:stroke="solid" svg:stroke-color="#000000" draw:fill="solid" draw:fill-color="#50938a" fo:min-height="1.863cm"/>
    </style:style>
    <style:style style:name="gr30" style:family="graphic" style:parent-style-name="standard">
      <style:graphic-properties draw:stroke="none" svg:stroke-color="#000000" draw:fill="solid" draw:fill-color="#ffffff" fo:min-height="1.423cm"/>
    </style:style>
    <style:style style:name="gr31" style:family="graphic" style:parent-style-name="standard">
      <style:graphic-properties draw:stroke="none" svg:stroke-color="#50938a" draw:fill="none" draw:fill-color="#ffffff" draw:textarea-horizontal-align="left" draw:auto-grow-height="true" draw:auto-grow-width="true" fo:min-height="0.556cm" fo:min-width="0.9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</style:style>
    <style:style style:name="gr33" style:family="graphic" style:parent-style-name="standard">
      <style:graphic-properties svg:stroke-width="0.102cm" svg:stroke-color="#50938a" draw:marker-start-width="0.356cm" draw:marker-end-width="0.356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50938a"/>
      <style:paragraph-properties fo:text-align="center"/>
      <style:text-properties fo:color="#ffffff" fo:font-size="12.1000003814697pt" fo:font-weight="bold" style:font-size-asian="11pt" style:font-weight-asian="bold" style:font-size-complex="11pt" style:font-weight-complex="bold"/>
    </style:style>
    <style:style style:name="P3" style:family="paragraph">
      <loext:graphic-properties draw:fill="solid" draw:fill-color="#dddddd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10d0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ddddd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dddddd"/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ff860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666666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127622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50938a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ff860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ff0000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77bc65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solid" draw:fill-color="#77bc65"/>
      <style:paragraph-properties fo:text-align="center"/>
    </style:style>
    <style:style style:name="P16" style:family="paragraph">
      <loext:graphic-properties draw:fill="solid" draw:fill-color="#50938a"/>
      <style:paragraph-properties fo:text-align="center"/>
      <style:text-properties fo:color="#ffffff"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50938a"/>
      <style:paragraph-properties fo:margin-left="0cm" fo:margin-right="0cm" fo:margin-top="0cm" fo:margin-bottom="0cm" fo:line-height="100%" fo:text-align="center" fo:text-indent="0cm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ff860d"/>
      <style:paragraph-properties fo:text-align="center"/>
      <style:text-properties fo:color="#ffffff" fo:font-size="12pt" style:font-size-asian="12pt" style:font-size-complex="12pt"/>
    </style:style>
    <style:style style:name="P20" style:family="paragraph">
      <loext:graphic-properties draw:fill="solid" draw:fill-color="#50938a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/>
    </style:style>
    <style:style style:name="P23" style:family="paragraph">
      <loext:graphic-properties draw:fill="solid" draw:fill-color="#ffffff"/>
      <style:text-properties fo:font-size="12pt" style:font-size-asian="12pt" style:font-size-complex="12pt"/>
    </style:style>
    <style:style style:name="P2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6.542cm" svg:height="1.651cm" svg:x="2.286cm" svg:y="1.016cm">
          <draw:text-box>
            <text:p text:style-name="P1"><text:span text:style-name="T1">devp2</text:span><text:span text:style-name="T1">p </text:span><text:span text:style-name="T1">Trans</text:span><text:span text:style-name="T1">port </text:span><text:span text:style-name="T1"><text:line-break/></text:span><text:span text:style-name="T1">Intern</text:span><text:span text:style-name="T1">ode </text:span><text:span text:style-name="T1">Comm</text:span><text:span text:style-name="T1">unicat</text:span><text:span text:style-name="T1">ion</text:span></text:p>
          </draw:text-box>
          <draw:glue-point draw:id="4" svg:x="-4.96cm" svg:y="2.481cm"/>
        </draw:frame>
        <draw:frame draw:style-name="gr2" draw:text-style-name="P3" xml:id="id4" draw:id="id4" draw:layer="layout" svg:width="5.08cm" svg:height="7.239cm" svg:x="3.017cm" svg:y="10.16cm">
          <draw:text-box>
            <text:p/>
          </draw:text-box>
          <draw:glue-point draw:id="4" svg:x="5.001cm" svg:y="2.193cm"/>
        </draw:frame>
        <draw:frame draw:style-name="gr3" draw:text-style-name="P4" draw:layer="layout" svg:width="3.122cm" svg:height="2.051cm" svg:x="3.983cm" svg:y="11.387cm">
          <draw:text-box>
            <text:p text:style-name="P1"><text:span text:style-name="T1"/></text:p>
            <text:p text:style-name="P1"><text:span text:style-name="T1">Pull-Sync</text:span></text:p>
          </draw:text-box>
        </draw:frame>
        <draw:frame draw:style-name="gr4" draw:text-style-name="P5" draw:layer="layout" svg:width="10.909cm" svg:height="13.462cm" svg:x="10.8cm" svg:y="3.91cm">
          <draw:text-box>
            <text:p text:style-name="P1"><text:span text:style-name="T2">Storage - Module</text:span></text:p>
          </draw:text-box>
        </draw:frame>
        <draw:frame draw:style-name="gr5" draw:text-style-name="P7" xml:id="id9" draw:id="id9" draw:layer="layout" svg:width="4.445cm" svg:height="3.937cm" svg:x="23.805cm" svg:y="3.91cm">
          <draw:text-box>
            <text:p text:style-name="P6"><text:span text:style-name="T3">Communicat</text:span><text:span text:style-name="T3">ion - Module</text:span></text:p>
          </draw:text-box>
        </draw:frame>
        <draw:frame draw:style-name="gr6" draw:text-style-name="P8" draw:layer="layout" svg:width="4.953cm" svg:height="2.794cm" svg:x="29.972cm" svg:y="1.143cm">
          <draw:text-box>
            <text:p text:style-name="P1"><text:span text:style-name="T2"/></text:p>
            <text:p text:style-name="P1"><text:span text:style-name="T2">Involved Swarm </text:span><text:span text:style-name="T2">Modules for </text:span><text:span text:style-name="T4">User Epic </text:span><text:span text:style-name="T4">Datafund</text:span></text:p>
          </draw:text-box>
        </draw:frame>
        <draw:frame draw:style-name="gr7" draw:text-style-name="P9" draw:layer="layout" svg:width="4.953cm" svg:height="16.637cm" svg:x="29.972cm" svg:y="3.937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Status of Module</text:span></text:p>
          </draw:text-box>
        </draw:frame>
        <draw:frame draw:style-name="gr8" draw:text-style-name="P10" draw:layer="layout" svg:width="3.81cm" svg:height="1.651cm" svg:x="30.607cm" svg:y="7.647cm">
          <draw:text-box>
            <text:p text:style-name="P1"><text:span text:style-name="T1">Planned</text:span></text:p>
            <text:p text:style-name="P1"><text:span text:style-name="T1">Feature</text:span></text:p>
          </draw:text-box>
        </draw:frame>
        <draw:frame draw:style-name="gr9" draw:text-style-name="P11" draw:layer="layout" svg:width="3.81cm" svg:height="1.143cm" svg:x="30.607cm" svg:y="9.598cm">
          <draw:text-box>
            <text:p text:style-name="P1"><text:span text:style-name="T1">Stable</text:span></text:p>
          </draw:text-box>
        </draw:frame>
        <draw:frame draw:style-name="gr10" draw:text-style-name="P12" draw:layer="layout" svg:width="3.81cm" svg:height="1.673cm" svg:x="30.607cm" svg:y="10.941cm">
          <draw:text-box>
            <text:p text:style-name="P1"><text:span text:style-name="T1">Te</text:span><text:span text:style-name="T1">ch</text:span><text:span text:style-name="T1">ni</text:span><text:span text:style-name="T1">cal </text:span><text:span text:style-name="T1">De</text:span><text:span text:style-name="T1">bt</text:span></text:p>
            <text:p text:style-name="P1"><text:span text:style-name="T1">No</text:span><text:span text:style-name="T1">t </text:span><text:span text:style-name="T1">Te</text:span><text:span text:style-name="T1">st</text:span><text:span text:style-name="T1">ed</text:span></text:p>
            <text:p text:style-name="P1"><text:span text:style-name="T1"/></text:p>
          </draw:text-box>
        </draw:frame>
        <draw:frame draw:style-name="gr11" draw:text-style-name="P13" draw:layer="layout" svg:width="3.81cm" svg:height="1.397cm" svg:x="30.607cm" svg:y="12.892cm">
          <draw:text-box>
            <text:p text:style-name="P1"><text:span text:style-name="T1">Implementation </text:span><text:span text:style-name="T1">unstable</text:span></text:p>
          </draw:text-box>
        </draw:frame>
        <draw:frame draw:style-name="gr12" draw:text-style-name="P14" draw:layer="layout" svg:width="5.076cm" svg:height="4.035cm" svg:x="29.849cm" svg:y="16.653cm">
          <draw:text-box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>v 0.46</text:span></text:p>
            <text:p text:style-name="P1"><text:span text:style-name="T5">June </text:span><text:span text:style-name="T5">07th </text:span><text:span text:style-name="T5">2019</text:span></text:p>
            <text:p text:style-name="P1"><text:span text:style-name="T5"/></text:p>
            <text:p text:style-name="P1"><text:span text:style-name="T5">Graphi</text:span><text:span text:style-name="T5">cs by </text:span><text:span text:style-name="T5">Tim </text:span><text:span text:style-name="T5">Banse</text:span><text:span text:style-name="T5">mer</text:span></text:p>
            <text:p text:style-name="P1"><text:span text:style-name="T5">Send </text:span><text:span text:style-name="T5">Feedb</text:span><text:span text:style-name="T5">ack to </text:span><text:span text:style-name="T5">tim@e</text:span><text:span text:style-name="T5">thswar</text:span><text:span text:style-name="T5">m.org</text:span></text:p>
          </draw:text-box>
        </draw:frame>
        <draw:line draw:style-name="gr13" draw:text-style-name="P15" draw:layer="layout" svg:x1="13.236cm" svg:y1="13.462cm" svg:x2="13.236cm" svg:y2="14.478cm">
          <text:p/>
        </draw:line>
        <draw:frame draw:style-name="gr14" draw:text-style-name="P16" xml:id="id10" draw:id="id10" draw:layer="layout" svg:width="3.297cm" svg:height="2.147cm" svg:x="11.427cm" svg:y="14.351cm">
          <draw:text-box>
            <text:p text:style-name="P1"><text:span text:style-name="T1"/></text:p>
            <text:p text:style-name="P1"><text:span text:style-name="T1">Local Store</text:span></text:p>
            <text:p text:style-name="P1"><text:span text:style-name="T6">Local Chunks </text:span><text:span text:style-name="T6">Store</text:span></text:p>
          </draw:text-box>
        </draw:frame>
        <draw:frame draw:style-name="gr15" draw:text-style-name="P16" draw:layer="layout" svg:width="9.707cm" svg:height="1.647cm" svg:x="11.367cm" svg:y="1.02cm">
          <draw:text-box>
            <text:p text:style-name="P1"><text:span text:style-name="T6"/></text:p>
            <text:p text:style-name="P1"><text:span text:style-name="T1">HTTP - API</text:span></text:p>
          </draw:text-box>
        </draw:frame>
        <draw:frame draw:style-name="gr16" draw:text-style-name="P4" xml:id="id3" draw:id="id3" draw:layer="layout" svg:width="3.122cm" svg:height="2.147cm" svg:x="3.983cm" svg:y="5.363cm">
          <draw:text-box>
            <text:p text:style-name="P1"><text:span text:style-name="T1">Retriever of </text:span><text:span text:style-name="T1">Chunks</text:span></text:p>
            <text:p text:style-name="P1"><text:span text:style-name="T1">(Fetcher)</text:span></text:p>
            <text:p text:style-name="P1"><text:span text:style-name="T1"/></text:p>
          </draw:text-box>
        </draw:frame>
        <draw:frame draw:style-name="gr17" draw:text-style-name="P12" xml:id="id2" draw:id="id2" draw:layer="layout" svg:width="25.476cm" svg:height="2.184cm" svg:x="2.692cm" svg:y="18.796cm">
          <draw:text-box>
            <text:p text:style-name="P1"><text:span text:style-name="T1"/></text:p>
            <text:p text:style-name="P1"><text:span text:style-name="T1">Ka</text:span><text:span text:style-name="T1">de</text:span><text:span text:style-name="T1">ml</text:span><text:span text:style-name="T1">ia</text:span></text:p>
          </draw:text-box>
          <draw:glue-point draw:id="4" svg:x="-3.874cm" svg:y="-5cm"/>
          <draw:glue-point draw:id="5" svg:x="-3.874cm" svg:y="-5cm"/>
          <draw:glue-point draw:id="6" svg:x="-3.874cm" svg:y="-5cm"/>
          <draw:glue-point draw:id="7" svg:x="-3.874cm" svg:y="-5cm"/>
        </draw:frame>
        <draw:frame draw:style-name="gr18" draw:text-style-name="P18" xml:id="id8" draw:id="id8" draw:layer="layout" svg:width="3.461cm" svg:height="1.673cm" svg:x="24.297cm" svg:y="0.994cm">
          <draw:text-box>
            <text:p text:style-name="P17"><text:span text:style-name="T1">Us</text:span><text:span text:style-name="T1">er-</text:span><text:span text:style-name="T1">AP</text:span><text:span text:style-name="T1">I</text:span></text:p>
            <text:p text:style-name="P1"><text:span text:style-name="T1">W</text:span><text:span text:style-name="T1">eb </text:span><text:span text:style-name="T1">So</text:span><text:span text:style-name="T1">ck</text:span><text:span text:style-name="T1">et</text:span></text:p>
            <text:p text:style-name="P1"><text:span text:style-name="T1"/></text:p>
          </draw:text-box>
        </draw:frame>
        <draw:line draw:style-name="gr13" draw:text-style-name="P15" draw:layer="layout" svg:x1="13.237cm" svg:y1="7.493cm" svg:x2="13.237cm" svg:y2="11.431cm">
          <text:p/>
        </draw:line>
        <draw:frame draw:style-name="gr19" draw:text-style-name="P16" xml:id="id5" draw:id="id5" draw:layer="layout" svg:width="3.297cm" svg:height="2.127cm" svg:x="11.427cm" svg:y="11.311cm">
          <draw:text-box>
            <text:p text:style-name="P1"><text:span text:style-name="T1"/></text:p>
            <text:p text:style-name="P1"><text:span text:style-name="T1">(Net)-Store</text:span></text:p>
          </draw:text-box>
        </draw:frame>
        <draw:frame draw:style-name="gr20" draw:text-style-name="P19" draw:layer="layout" svg:width="3.135cm" svg:height="2.159cm" svg:x="11.635cm" svg:y="5.334cm">
          <draw:text-box>
            <text:p text:style-name="P1"><text:span text:style-name="T1"/></text:p>
            <text:p text:style-name="P1"><text:span text:style-name="T1">Chunker</text:span></text:p>
            <text:p text:style-name="P1"><text:span text:style-name="T7"/></text:p>
          </draw:text-box>
        </draw:frame>
        <draw:frame draw:style-name="gr21" draw:text-style-name="P10" xml:id="id6" draw:id="id6" draw:layer="layout" svg:width="3.175cm" svg:height="2.043cm" svg:x="3.957cm" svg:y="14.386cm">
          <draw:text-box>
            <text:p text:style-name="P1"><text:span text:style-name="T1"/></text:p>
            <text:p text:style-name="P1"><text:span text:style-name="T1">Push-Sync</text:span></text:p>
          </draw:text-box>
          <draw:glue-point draw:id="4" svg:x="2.538cm" svg:y="5.007cm"/>
        </draw:frame>
        <draw:line draw:style-name="gr22" draw:text-style-name="P20" draw:layer="layout" svg:x1="13.197cm" svg:y1="2.667cm" svg:x2="13.208cm" svg:y2="5.334cm">
          <text:p/>
        </draw:line>
        <draw:connector draw:style-name="gr23" draw:text-style-name="P21" draw:layer="layout" draw:line-skew="-0.845cm" svg:x1="2.286cm" svg:y1="1.841cm" svg:x2="2.692cm" svg:y2="19.888cm" draw:start-shape="id1" draw:end-shape="id2" draw:end-glue-point="3" svg:d="M2286 1841h-1371v18047h1777" svg:viewBox="0 0 1778 18048">
          <text:p/>
        </draw:connector>
        <draw:connector draw:style-name="gr23" draw:text-style-name="P21" draw:layer="layout" svg:x1="5.557cm" svg:y1="2.667cm" svg:x2="5.544cm" svg:y2="5.363cm" draw:start-shape="id1" draw:start-glue-point="2" draw:end-shape="id3" svg:d="M5557 2667v1361h-13v1335" svg:viewBox="0 0 14 2697">
          <text:p/>
        </draw:connector>
        <draw:connector draw:style-name="gr23" draw:text-style-name="P21" draw:layer="layout" svg:x1="5.544cm" svg:y1="7.51cm" svg:x2="5.557cm" svg:y2="10.16cm" draw:start-shape="id3" draw:start-glue-point="2" draw:end-shape="id4" svg:d="M5544 7510v1325h13v1325" svg:viewBox="0 0 14 2651">
          <text:p/>
        </draw:connector>
        <draw:connector draw:style-name="gr23" draw:text-style-name="P21" draw:layer="layout" draw:line-skew="-0.409cm" svg:x1="7.105cm" svg:y1="6.436cm" svg:x2="11.427cm" svg:y2="12.374cm" draw:start-shape="id3" draw:end-shape="id5" svg:d="M7105 6436h1752v5938h2570" svg:viewBox="0 0 4323 5939">
          <text:p/>
        </draw:connector>
        <draw:frame draw:style-name="gr24" draw:text-style-name="P22" draw:layer="layout" svg:width="3.939cm" svg:height="0.726cm" svg:x="3.608cm" svg:y="10.287cm">
          <draw:text-box>
            <text:p><text:span text:style-name="T2">Syncer - Module</text:span></text:p>
          </draw:text-box>
        </draw:frame>
        <draw:frame draw:style-name="gr25" draw:text-style-name="P23" draw:layer="layout" svg:width="4.083cm" svg:height="0.762cm" draw:transform="rotate (1.5707963267949) translate (0.57cm 13.335cm)">
          <draw:text-box>
            <text:p><text:span text:style-name="T8">Hive over </text:span><text:span text:style-name="T8">devp2p</text:span></text:p>
          </draw:text-box>
        </draw:frame>
        <draw:connector draw:style-name="gr26" draw:text-style-name="P21" draw:layer="layout" draw:line-skew="1.104cm" svg:x1="6.349cm" svg:y1="16.429cm" svg:x2="26.027cm" svg:y2="7.439cm" draw:start-shape="id6" draw:start-glue-point="4" draw:end-shape="id7" svg:d="M6349 16429v1605h19678v-10595" svg:viewBox="0 0 19679 10596">
          <text:p/>
        </draw:connector>
        <draw:connector draw:style-name="gr23" draw:text-style-name="P21" draw:layer="layout" svg:x1="26.027cm" svg:y1="2.667cm" svg:x2="26.027cm" svg:y2="3.91cm" draw:start-shape="id8" draw:end-shape="id9" svg:d="M26027 2667v1243" svg:viewBox="0 0 1 1244">
          <text:p/>
        </draw:connector>
        <draw:connector draw:style-name="gr27" draw:text-style-name="P21" draw:layer="layout" svg:x1="5.557cm" svg:y1="17.399cm" svg:x2="5.561cm" svg:y2="18.796cm" draw:start-shape="id4" draw:start-glue-point="2" draw:end-shape="id2" draw:end-glue-point="4" svg:d="M5557 17399v699h4v698" svg:viewBox="0 0 5 1398">
          <text:p/>
        </draw:connector>
        <draw:frame draw:style-name="gr28" draw:text-style-name="P11" xml:id="id7" draw:id="id7" draw:layer="layout" svg:width="3.175cm" svg:height="2.078cm" svg:x="24.44cm" svg:y="5.361cm">
          <draw:text-box>
            <text:p text:style-name="P1"><text:span text:style-name="T1"/></text:p>
            <text:p text:style-name="P1"><text:span text:style-name="T1">PSS</text:span></text:p>
          </draw:text-box>
        </draw:frame>
        <draw:frame draw:style-name="gr29" draw:text-style-name="P11" draw:layer="layout" svg:width="3.157cm" svg:height="2.113cm" svg:x="17.663cm" svg:y="5.361cm">
          <draw:text-box>
            <text:p text:style-name="P1"><text:span text:style-name="T1"/></text:p>
            <text:p text:style-name="P1"><text:span text:style-name="T1">Feeds</text:span></text:p>
          </draw:text-box>
        </draw:frame>
        <draw:connector draw:style-name="gr23" draw:text-style-name="P21" draw:layer="layout" draw:line-skew="0.261cm" svg:x1="27.615cm" svg:y1="6.4cm" svg:x2="28.168cm" svg:y2="19.888cm" draw:start-shape="id7" draw:end-shape="id2" draw:end-glue-point="1" svg:d="M27615 6400h1315v13488h-762" svg:viewBox="0 0 1316 13489">
          <text:p/>
        </draw:connector>
        <draw:frame draw:style-name="gr30" draw:text-style-name="P24" draw:layer="layout" svg:width="3.229cm" svg:height="1.673cm" svg:x="26.743cm" svg:y="11.684cm">
          <draw:text-box>
            <text:p text:style-name="P1"><text:span text:style-name="T8">PSS uses Kademlia for routing</text:span></text:p>
          </draw:text-box>
        </draw:frame>
        <draw:frame draw:style-name="gr31" draw:text-style-name="P25" draw:layer="layout" svg:width="1.434cm" svg:height="0.806cm" svg:x="11.725cm" svg:y="2.929cm">
          <draw:text-box>
            <text:p><text:span text:style-name="T9">F</text:span><text:span text:style-name="T8">iles</text:span></text:p>
          </draw:text-box>
        </draw:frame>
        <draw:frame draw:style-name="gr32" draw:text-style-name="P25" draw:layer="layout" svg:width="2.354cm" svg:height="0.758cm" svg:x="11.348cm" svg:y="9.529cm">
          <draw:text-box>
            <text:p><text:span text:style-name="T8">Chunks</text:span></text:p>
          </draw:text-box>
        </draw:frame>
        <draw:line draw:style-name="gr22" draw:text-style-name="P20" draw:layer="layout" svg:x1="19.296cm" svg:y1="2.54cm" svg:x2="19.296cm" svg:y2="5.334cm">
          <text:p/>
        </draw:line>
        <draw:connector draw:style-name="gr33" draw:text-style-name="P1" draw:layer="layout" svg:x1="8.097cm" svg:y1="13.779cm" svg:x2="11.427cm" svg:y2="15.424cm" draw:start-shape="id4" draw:start-glue-point="1" draw:end-shape="id10" svg:d="M8097 13779h1665v1645h1665" svg:viewBox="0 0 3331 16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fill="solid" draw:fill-color="#729fcf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0:24:20.659814884</meta:creation-date>
    <dc:date>2019-06-07T12:57:05.231769237</dc:date>
    <meta:editing-duration>PT54M17S</meta:editing-duration>
    <meta:editing-cycles>16</meta:editing-cycles>
    <meta:generator>LibreOffice/6.2.4.2.0$Linux_X86_64 LibreOffice_project/20$Build-2</meta:generator>
    <meta:document-statistic meta:object-count="40"/>
  </office:meta>
</office:document-meta>
</file>